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4.3mm" svg:height="104.13mm" svg:x="202.37mm" svg:y="36.12mm">
            <loext:p draw:notify-on-update-of-ranges="Sheet1.A2:Sheet1.A47 Sheet1.D2:Sheet1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ngle deg</text:p>
          </table:table-cell>
          <table:table-cell office:value-type="string" calcext:value-type="string">
            <text:p>angle rad</text:p>
          </table:table-cell>
          <table:table-cell office:value-type="string" calcext:value-type="string">
            <text:p>angle lame</text:p>
          </table:table-cell>
          <table:table-cell office:value-type="string" calcext:value-type="string">
            <text:p>d_tot</text:p>
          </table:table-cell>
          <table:table-cell office:value-type="string" calcext:value-type="string">
            <text:p>profondeur</text:p>
          </table:table-cell>
          <table:table-cell office:value-type="string" calcext:value-type="string">
            <text:p>longueur_lame</text:p>
          </table:table-cell>
          <table:table-cell/>
          <table:table-cell office:value-type="string" calcext:value-type="string">
            <text:p>profondeur souhaité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80*PI()" office:value-type="float" office:value="0" calcext:value-type="float">
            <text:p>0</text:p>
          </table:table-cell>
          <table:table-cell table:formula="of:=90-[.A2]" office:value-type="float" office:value="90" calcext:value-type="float">
            <text:p>90</text:p>
          </table:table-cell>
          <table:table-cell table:formula="of:=1.6/COS([.B2])+TAN([.B2])" office:value-type="float" office:value="1.6" calcext:value-type="float">
            <text:p>1,6</text:p>
          </table:table-cell>
          <table:table-cell table:formula="of:=0.8/SIN([.B2])+0.5" office:value-type="string" office:string-value="" calcext:value-type="error">
            <text:p>#DIV/0!</text:p>
          </table:table-cell>
          <table:table-cell table:formula="of:=[.H$2]/SIN(PI()/2-[.B2])" office:value-type="float" office:value="1.35" calcext:value-type="float">
            <text:p>1,35</text:p>
          </table:table-cell>
          <table:table-cell/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180*PI()" office:value-type="float" office:value="0.0174532925199433" calcext:value-type="float">
            <text:p>0,017453292519943</text:p>
          </table:table-cell>
          <table:table-cell table:formula="of:=90-[.A3]" office:value-type="float" office:value="89" calcext:value-type="float">
            <text:p>89</text:p>
          </table:table-cell>
          <table:table-cell table:formula="of:=1.6/COS([.B3])+TAN([.B3])" office:value-type="float" office:value="1.61769878979847" calcext:value-type="float">
            <text:p>1,61769878979847</text:p>
          </table:table-cell>
          <table:table-cell table:formula="of:=0.8/SIN([.B3])+0.5" office:value-type="float" office:value="46.3389507988402" calcext:value-type="float">
            <text:p>46,3389507988402</text:p>
          </table:table-cell>
          <table:table-cell table:formula="of:=[.H$2]/SIN(PI()/2-[.B3])" office:value-type="float" office:value="1.35020564285928" calcext:value-type="float">
            <text:p>1,350205642859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180*PI()" office:value-type="float" office:value="0.0349065850398866" calcext:value-type="float">
            <text:p>0,034906585039887</text:p>
          </table:table-cell>
          <table:table-cell table:formula="of:=90-[.A4]" office:value-type="float" office:value="88" calcext:value-type="float">
            <text:p>88</text:p>
          </table:table-cell>
          <table:table-cell table:formula="of:=1.6/COS([.B4])+TAN([.B4])" office:value-type="float" office:value="1.63589604036986" calcext:value-type="float">
            <text:p>1,63589604036986</text:p>
          </table:table-cell>
          <table:table-cell table:formula="of:=0.8/SIN([.B4])+0.5" office:value-type="float" office:value="23.4229666782751" calcext:value-type="float">
            <text:p>23,4229666782751</text:p>
          </table:table-cell>
          <table:table-cell table:formula="of:=[.H$2]/SIN(PI()/2-[.B4])" office:value-type="float" office:value="1.35082288480341" calcext:value-type="float">
            <text:p>1,3508228848034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180*PI()" office:value-type="float" office:value="0.0523598775598299" calcext:value-type="float">
            <text:p>0,05235987755983</text:p>
          </table:table-cell>
          <table:table-cell table:formula="of:=90-[.A5]" office:value-type="float" office:value="87" calcext:value-type="float">
            <text:p>87</text:p>
          </table:table-cell>
          <table:table-cell table:formula="of:=1.6/COS([.B5])+TAN([.B5])" office:value-type="float" office:value="1.65460353287972" calcext:value-type="float">
            <text:p>1,65460353287972</text:p>
          </table:table-cell>
          <table:table-cell table:formula="of:=0.8/SIN([.B5])+0.5" office:value-type="float" office:value="15.7858580874379" calcext:value-type="float">
            <text:p>15,7858580874379</text:p>
          </table:table-cell>
          <table:table-cell table:formula="of:=[.H$2]/SIN(PI()/2-[.B5])" office:value-type="float" office:value="1.35185266709719" calcext:value-type="float">
            <text:p>1,351852667097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180*PI()" office:value-type="float" office:value="0.0698131700797732" calcext:value-type="float">
            <text:p>0,069813170079773</text:p>
          </table:table-cell>
          <table:table-cell table:formula="of:=90-[.A6]" office:value-type="float" office:value="86" calcext:value-type="float">
            <text:p>86</text:p>
          </table:table-cell>
          <table:table-cell table:formula="of:=1.6/COS([.B6])+TAN([.B6])" office:value-type="float" office:value="1.67383384887339" calcext:value-type="float">
            <text:p>1,67383384887339</text:p>
          </table:table-cell>
          <table:table-cell table:formula="of:=0.8/SIN([.B6])+0.5" office:value-type="float" office:value="11.9684696209629" calcext:value-type="float">
            <text:p>11,9684696209629</text:p>
          </table:table-cell>
          <table:table-cell table:formula="of:=[.H$2]/SIN(PI()/2-[.B6])" office:value-type="float" office:value="1.35329656240958" calcext:value-type="float">
            <text:p>1,3532965624095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180*PI()" office:value-type="float" office:value="0.0872664625997165" calcext:value-type="float">
            <text:p>0,087266462599717</text:p>
          </table:table-cell>
          <table:table-cell table:formula="of:=90-[.A7]" office:value-type="float" office:value="85" calcext:value-type="float">
            <text:p>85</text:p>
          </table:table-cell>
          <table:table-cell table:formula="of:=1.6/COS([.B7])+TAN([.B7])" office:value-type="float" office:value="1.69360040359528" calcext:value-type="float">
            <text:p>1,69360040359528</text:p>
          </table:table-cell>
          <table:table-cell table:formula="of:=0.8/SIN([.B7])+0.5" office:value-type="float" office:value="9.67897059653589" calcext:value-type="float">
            <text:p>9,67897059653589</text:p>
          </table:table-cell>
          <table:table-cell table:formula="of:=[.H$2]/SIN(PI()/2-[.B7])" office:value-type="float" office:value="1.35515678068352" calcext:value-type="float">
            <text:p>1,355156780683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180*PI()" office:value-type="float" office:value="0.10471975511966" calcext:value-type="float">
            <text:p>0,10471975511966</text:p>
          </table:table-cell>
          <table:table-cell table:formula="of:=90-[.A8]" office:value-type="float" office:value="84" calcext:value-type="float">
            <text:p>84</text:p>
          </table:table-cell>
          <table:table-cell table:formula="of:=1.6/COS([.B8])+TAN([.B8])" office:value-type="float" office:value="1.7139174825673" calcext:value-type="float">
            <text:p>1,7139174825673</text:p>
          </table:table-cell>
          <table:table-cell table:formula="of:=0.8/SIN([.B8])+0.5" office:value-type="float" office:value="8.1534177868045" calcext:value-type="float">
            <text:p>8,1534177868045</text:p>
          </table:table-cell>
          <table:table-cell table:formula="of:=[.H$2]/SIN(PI()/2-[.B8])" office:value-type="float" office:value="1.35743617741075" calcext:value-type="float">
            <text:p>1,3574361774107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180*PI()" office:value-type="float" office:value="0.122173047639603" calcext:value-type="float">
            <text:p>0,122173047639603</text:p>
          </table:table-cell>
          <table:table-cell table:formula="of:=90-[.A9]" office:value-type="float" office:value="83" calcext:value-type="float">
            <text:p>83</text:p>
          </table:table-cell>
          <table:table-cell table:formula="of:=1.6/COS([.B9])+TAN([.B9])" office:value-type="float" office:value="1.73480028163706" calcext:value-type="float">
            <text:p>1,73480028163706</text:p>
          </table:table-cell>
          <table:table-cell table:formula="of:=0.8/SIN([.B9])+0.5" office:value-type="float" office:value="7.06440723850006" calcext:value-type="float">
            <text:p>7,06440723850006</text:p>
          </table:table-cell>
          <table:table-cell table:formula="of:=[.H$2]/SIN(PI()/2-[.B9])" office:value-type="float" office:value="1.36013826436945" calcext:value-type="float">
            <text:p>1,3601382643694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180*PI()" office:value-type="float" office:value="0.139626340159546" calcext:value-type="float">
            <text:p>0,139626340159546</text:p>
          </table:table-cell>
          <table:table-cell table:formula="of:=90-[.A10]" office:value-type="float" office:value="82" calcext:value-type="float">
            <text:p>82</text:p>
          </table:table-cell>
          <table:table-cell table:formula="of:=1.6/COS([.B10])+TAN([.B10])" office:value-type="float" office:value="1.75626495073218" calcext:value-type="float">
            <text:p>1,75626495073218</text:p>
          </table:table-cell>
          <table:table-cell table:formula="of:=0.8/SIN([.B10])+0.5" office:value-type="float" office:value="6.24823722746218" calcext:value-type="float">
            <text:p>6,24823722746218</text:p>
          </table:table-cell>
          <table:table-cell table:formula="of:=[.H$2]/SIN(PI()/2-[.B10])" office:value-type="float" office:value="1.36326722290013" calcext:value-type="float">
            <text:p>1,3632672229001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180*PI()" office:value-type="float" office:value="0.15707963267949" calcext:value-type="float">
            <text:p>0,15707963267949</text:p>
          </table:table-cell>
          <table:table-cell table:formula="of:=90-[.A11]" office:value-type="float" office:value="81" calcext:value-type="float">
            <text:p>81</text:p>
          </table:table-cell>
          <table:table-cell table:formula="of:=1.6/COS([.B11])+TAN([.B11])" office:value-type="float" office:value="1.77832864158534" calcext:value-type="float">
            <text:p>1,77832864158534</text:p>
          </table:table-cell>
          <table:table-cell table:formula="of:=0.8/SIN([.B11])+0.5" office:value-type="float" office:value="5.61396257719973" calcext:value-type="float">
            <text:p>5,61396257719973</text:p>
          </table:table-cell>
          <table:table-cell table:formula="of:=[.H$2]/SIN(PI()/2-[.B11])" office:value-type="float" office:value="1.3668279198138" calcext:value-type="float">
            <text:p>1,366827919813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180*PI()" office:value-type="float" office:value="0.174532925199433" calcext:value-type="float">
            <text:p>0,174532925199433</text:p>
          </table:table-cell>
          <table:table-cell table:formula="of:=90-[.A12]" office:value-type="float" office:value="80" calcext:value-type="float">
            <text:p>80</text:p>
          </table:table-cell>
          <table:table-cell table:formula="of:=1.6/COS([.B12])+TAN([.B12])" office:value-type="float" office:value="1.80100955972566" calcext:value-type="float">
            <text:p>1,80100955972566</text:p>
          </table:table-cell>
          <table:table-cell table:formula="of:=0.8/SIN([.B12])+0.5" office:value-type="float" office:value="5.10701638651491" calcext:value-type="float">
            <text:p>5,10701638651491</text:p>
          </table:table-cell>
          <table:table-cell table:formula="of:=[.H$2]/SIN(PI()/2-[.B12])" office:value-type="float" office:value="1.37082592604576" calcext:value-type="float">
            <text:p>1,370825926045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180*PI()" office:value-type="float" office:value="0.191986217719376" calcext:value-type="float">
            <text:p>0,191986217719376</text:p>
          </table:table-cell>
          <table:table-cell table:formula="of:=90-[.A13]" office:value-type="float" office:value="79" calcext:value-type="float">
            <text:p>79</text:p>
          </table:table-cell>
          <table:table-cell table:formula="of:=1.6/COS([.B13])+TAN([.B13])" office:value-type="float" office:value="1.82432702106606" calcext:value-type="float">
            <text:p>1,82432702106606</text:p>
          </table:table-cell>
          <table:table-cell table:formula="of:=0.8/SIN([.B13])+0.5" office:value-type="float" office:value="4.69267445133428" calcext:value-type="float">
            <text:p>4,69267445133428</text:p>
          </table:table-cell>
          <table:table-cell table:formula="of:=[.H$2]/SIN(PI()/2-[.B13])" office:value-type="float" office:value="1.37526753818954" calcext:value-type="float">
            <text:p>1,3752675381895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180*PI()" office:value-type="float" office:value="0.20943951023932" calcext:value-type="float">
            <text:p>0,20943951023932</text:p>
          </table:table-cell>
          <table:table-cell table:formula="of:=90-[.A14]" office:value-type="float" office:value="78" calcext:value-type="float">
            <text:p>78</text:p>
          </table:table-cell>
          <table:table-cell table:formula="of:=1.6/COS([.B14])+TAN([.B14])" office:value-type="float" office:value="1.84830151345407" calcext:value-type="float">
            <text:p>1,84830151345407</text:p>
          </table:table-cell>
          <table:table-cell table:formula="of:=0.8/SIN([.B14])+0.5" office:value-type="float" office:value="4.34778747579531" calcext:value-type="float">
            <text:p>4,34778747579531</text:p>
          </table:table-cell>
          <table:table-cell table:formula="of:=[.H$2]/SIN(PI()/2-[.B14])" office:value-type="float" office:value="1.38015980306779" calcext:value-type="float">
            <text:p>1,38015980306779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180*PI()" office:value-type="float" office:value="0.226892802759263" calcext:value-type="float">
            <text:p>0,226892802759263</text:p>
          </table:table-cell>
          <table:table-cell table:formula="of:=90-[.A15]" office:value-type="float" office:value="77" calcext:value-type="float">
            <text:p>77</text:p>
          </table:table-cell>
          <table:table-cell table:formula="of:=1.6/COS([.B15])+TAN([.B15])" office:value-type="float" office:value="1.87295476359499" calcext:value-type="float">
            <text:p>1,87295476359499</text:p>
          </table:table-cell>
          <table:table-cell table:formula="of:=0.8/SIN([.B15])+0.5" office:value-type="float" office:value="4.05632918606864" calcext:value-type="float">
            <text:p>4,05632918606864</text:p>
          </table:table-cell>
          <table:table-cell table:formula="of:=[.H$2]/SIN(PI()/2-[.B15])" office:value-type="float" office:value="1.38551054552108" calcext:value-type="float">
            <text:p>1,3855105455210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180*PI()" office:value-type="float" office:value="0.244346095279206" calcext:value-type="float">
            <text:p>0,244346095279206</text:p>
          </table:table-cell>
          <table:table-cell table:formula="of:=90-[.A16]" office:value-type="float" office:value="76" calcext:value-type="float">
            <text:p>76</text:p>
          </table:table-cell>
          <table:table-cell table:formula="of:=1.6/COS([.B16])+TAN([.B16])" office:value-type="float" office:value="1.89830980980302" calcext:value-type="float">
            <text:p>1,89830980980302</text:p>
          </table:table-cell>
          <table:table-cell table:formula="of:=0.8/SIN([.B16])+0.5" office:value-type="float" office:value="3.806852395551" calcext:value-type="float">
            <text:p>3,806852395551</text:p>
          </table:table-cell>
          <table:table-cell table:formula="of:=[.H$2]/SIN(PI()/2-[.B16])" office:value-type="float" office:value="1.39132839962236" calcext:value-type="float">
            <text:p>1,391328399622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180*PI()" office:value-type="float" office:value="0.261799387799149" calcext:value-type="float">
            <text:p>0,261799387799149</text:p>
          </table:table-cell>
          <table:table-cell table:formula="of:=90-[.A17]" office:value-type="float" office:value="75" calcext:value-type="float">
            <text:p>75</text:p>
          </table:table-cell>
          <table:table-cell table:formula="of:=1.6/COS([.B17])+TAN([.B17])" office:value-type="float" office:value="1.92439108108726" calcext:value-type="float">
            <text:p>1,92439108108726</text:p>
          </table:table-cell>
          <table:table-cell table:formula="of:=0.8/SIN([.B17])+0.5" office:value-type="float" office:value="3.59096264412502" calcext:value-type="float">
            <text:p>3,59096264412502</text:p>
          </table:table-cell>
          <table:table-cell table:formula="of:=[.H$2]/SIN(PI()/2-[.B17])" office:value-type="float" office:value="1.39762284355361" calcext:value-type="float">
            <text:p>1,3976228435536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180*PI()" office:value-type="float" office:value="0.279252680319093" calcext:value-type="float">
            <text:p>0,279252680319093</text:p>
          </table:table-cell>
          <table:table-cell table:formula="of:=90-[.A18]" office:value-type="float" office:value="74" calcext:value-type="float">
            <text:p>74</text:p>
          </table:table-cell>
          <table:table-cell table:formula="of:=1.6/COS([.B18])+TAN([.B18])" office:value-type="float" office:value="1.95122448313737" calcext:value-type="float">
            <text:p>1,95122448313737</text:p>
          </table:table-cell>
          <table:table-cell table:formula="of:=0.8/SIN([.B18])+0.5" office:value-type="float" office:value="3.40236422283464" calcext:value-type="float">
            <text:p>3,40236422283464</text:p>
          </table:table-cell>
          <table:table-cell table:formula="of:=[.H$2]/SIN(PI()/2-[.B18])" office:value-type="float" office:value="1.40440423841316" calcext:value-type="float">
            <text:p>1,404404238413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180*PI()" office:value-type="float" office:value="0.296705972839036" calcext:value-type="float">
            <text:p>0,296705972839036</text:p>
          </table:table-cell>
          <table:table-cell table:formula="of:=90-[.A19]" office:value-type="float" office:value="73" calcext:value-type="float">
            <text:p>73</text:p>
          </table:table-cell>
          <table:table-cell table:formula="of:=1.6/COS([.B19])+TAN([.B19])" office:value-type="float" office:value="1.9788374918381" calcext:value-type="float">
            <text:p>1,9788374918381</text:p>
          </table:table-cell>
          <table:table-cell table:formula="of:=0.8/SIN([.B19])+0.5" office:value-type="float" office:value="3.23624289586662" calcext:value-type="float">
            <text:p>3,23624289586662</text:p>
          </table:table-cell>
          <table:table-cell table:formula="of:=[.H$2]/SIN(PI()/2-[.B19])" office:value-type="float" office:value="1.41168387125765" calcext:value-type="float">
            <text:p>1,41168387125765</text:p>
          </table:table-cell>
          <table:table-cell table:number-columns-repeated="2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A20]/180*PI()" office:value-type="float" office:value="0.314159265358979" calcext:value-type="float">
            <text:p>0,314159265358979</text:p>
          </table:table-cell>
          <table:table-cell table:style-name="ce1" table:formula="of:=90-[.A20]" office:value-type="float" office:value="72" calcext:value-type="float">
            <text:p>72</text:p>
          </table:table-cell>
          <table:table-cell table:style-name="ce1" table:formula="of:=1.6/COS([.B20])+TAN([.B20])" office:value-type="float" office:value="2.00725925501413" calcext:value-type="float">
            <text:p>2,00725925501413</text:p>
          </table:table-cell>
          <table:table-cell table:style-name="ce1" table:formula="of:=0.8/SIN([.B20])+0.5" office:value-type="float" office:value="3.08885438199983" calcext:value-type="float">
            <text:p>3,08885438199983</text:p>
          </table:table-cell>
          <table:table-cell table:style-name="ce1" table:formula="of:=[.H$2]/SIN(PI()/2-[.B20])" office:value-type="float" office:value="1.41947400272166" calcext:value-type="float">
            <text:p>1,4194740027216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180*PI()" office:value-type="float" office:value="0.331612557878923" calcext:value-type="float">
            <text:p>0,331612557878923</text:p>
          </table:table-cell>
          <table:table-cell table:formula="of:=90-[.A21]" office:value-type="float" office:value="71" calcext:value-type="float">
            <text:p>71</text:p>
          </table:table-cell>
          <table:table-cell table:formula="of:=1.6/COS([.B21])+TAN([.B21])" office:value-type="float" office:value="2.03652070318834" calcext:value-type="float">
            <text:p>2,03652070318834</text:p>
          </table:table-cell>
          <table:table-cell table:formula="of:=0.8/SIN([.B21])+0.5" office:value-type="float" office:value="2.95724278940579" calcext:value-type="float">
            <text:p>2,95724278940579</text:p>
          </table:table-cell>
          <table:table-cell table:formula="of:=[.H$2]/SIN(PI()/2-[.B21])" office:value-type="float" office:value="1.42778791960201" calcext:value-type="float">
            <text:p>1,42778791960201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.A22]/180*PI()" office:value-type="float" office:value="0.349065850398866" calcext:value-type="float">
            <text:p>0,349065850398866</text:p>
          </table:table-cell>
          <table:table-cell table:formula="of:=90-[.A22]" office:value-type="float" office:value="70" calcext:value-type="float">
            <text:p>70</text:p>
          </table:table-cell>
          <table:table-cell table:style-name="ce2" table:formula="of:=1.6/COS([.B22])+TAN([.B22])" office:value-type="float" office:value="2.06665467022766" calcext:value-type="float">
            <text:p>2,06665467022766</text:p>
          </table:table-cell>
          <table:table-cell table:style-name="ce2" table:formula="of:=0.8/SIN([.B22])+0.5" office:value-type="float" office:value="2.83904352013047" calcext:value-type="float">
            <text:p>2,83904352013047</text:p>
          </table:table-cell>
          <table:table-cell table:formula="of:=[.H$2]/SIN(PI()/2-[.B22])" office:value-type="float" office:value="1.43663999284248" calcext:value-type="float">
            <text:p>1,4366399928424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180*PI()" office:value-type="float" office:value="0.366519142918809" calcext:value-type="float">
            <text:p>0,366519142918809</text:p>
          </table:table-cell>
          <table:table-cell table:formula="of:=90-[.A23]" office:value-type="float" office:value="69" calcext:value-type="float">
            <text:p>69</text:p>
          </table:table-cell>
          <table:table-cell table:formula="of:=1.6/COS([.B23])+TAN([.B23])" office:value-type="float" office:value="2.09769602485466" calcext:value-type="float">
            <text:p>2,09769602485466</text:p>
          </table:table-cell>
          <table:table-cell table:formula="of:=0.8/SIN([.B23])+0.5" office:value-type="float" office:value="2.73234248770027" calcext:value-type="float">
            <text:p>2,73234248770027</text:p>
          </table:table-cell>
          <table:table-cell table:formula="of:=[.H$2]/SIN(PI()/2-[.B23])" office:value-type="float" office:value="1.44604574140999" calcext:value-type="float">
            <text:p>1,44604574140999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180*PI()" office:value-type="float" office:value="0.383972435438752" calcext:value-type="float">
            <text:p>0,383972435438752</text:p>
          </table:table-cell>
          <table:table-cell table:formula="of:=90-[.A24]" office:value-type="float" office:value="68" calcext:value-type="float">
            <text:p>68</text:p>
          </table:table-cell>
          <table:table-cell table:formula="of:=1.6/COS([.B24])+TAN([.B24])" office:value-type="float" office:value="2.12968181411929" calcext:value-type="float">
            <text:p>2,12968181411929</text:p>
          </table:table-cell>
          <table:table-cell table:formula="of:=0.8/SIN([.B24])+0.5" office:value-type="float" office:value="2.63557373004321" calcext:value-type="float">
            <text:p>2,63557373004321</text:p>
          </table:table-cell>
          <table:table-cell table:formula="of:=[.H$2]/SIN(PI()/2-[.B24])" office:value-type="float" office:value="1.45602190261474" calcext:value-type="float">
            <text:p>1,4560219026147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180*PI()" office:value-type="float" office:value="0.401425727958696" calcext:value-type="float">
            <text:p>0,401425727958696</text:p>
          </table:table-cell>
          <table:table-cell table:formula="of:=90-[.A25]" office:value-type="float" office:value="67" calcext:value-type="float">
            <text:p>67</text:p>
          </table:table-cell>
          <table:table-cell table:formula="of:=1.6/COS([.B25])+TAN([.B25])" office:value-type="float" office:value="2.16265142005808" calcext:value-type="float">
            <text:p>2,16265142005808</text:p>
          </table:table-cell>
          <table:table-cell table:formula="of:=0.8/SIN([.B25])+0.5" office:value-type="float" office:value="2.54744373219796" calcext:value-type="float">
            <text:p>2,54744373219796</text:p>
          </table:table-cell>
          <table:table-cell table:formula="of:=[.H$2]/SIN(PI()/2-[.B25])" office:value-type="float" office:value="1.46658650949715" calcext:value-type="float">
            <text:p>1,4665865094971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180*PI()" office:value-type="float" office:value="0.418879020478639" calcext:value-type="float">
            <text:p>0,418879020478639</text:p>
          </table:table-cell>
          <table:table-cell table:formula="of:=90-[.A26]" office:value-type="float" office:value="66" calcext:value-type="float">
            <text:p>66</text:p>
          </table:table-cell>
          <table:table-cell table:formula="of:=1.6/COS([.B26])+TAN([.B26])" office:value-type="float" office:value="2.19664673091821" calcext:value-type="float">
            <text:p>2,19664673091821</text:p>
          </table:table-cell>
          <table:table-cell table:formula="of:=0.8/SIN([.B26])+0.5" office:value-type="float" office:value="2.46687466845939" calcext:value-type="float">
            <text:p>2,46687466845939</text:p>
          </table:table-cell>
          <table:table-cell table:formula="of:=[.H$2]/SIN(PI()/2-[.B26])" office:value-type="float" office:value="1.47775897598316" calcext:value-type="float">
            <text:p>1,477758975983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180*PI()" office:value-type="float" office:value="0.436332312998582" calcext:value-type="float">
            <text:p>0,436332312998582</text:p>
          </table:table-cell>
          <table:table-cell table:formula="of:=90-[.A27]" office:value-type="float" office:value="65" calcext:value-type="float">
            <text:p>65</text:p>
          </table:table-cell>
          <table:table-cell table:formula="of:=1.6/COS([.B27])+TAN([.B27])" office:value-type="float" office:value="2.23171232849499" calcext:value-type="float">
            <text:p>2,23171232849499</text:p>
          </table:table-cell>
          <table:table-cell table:formula="of:=0.8/SIN([.B27])+0.5" office:value-type="float" office:value="2.392961266522" calcext:value-type="float">
            <text:p>2,392961266522</text:p>
          </table:table-cell>
          <table:table-cell table:formula="of:=[.H$2]/SIN(PI()/2-[.B27])" office:value-type="float" office:value="1.48956019059936" calcext:value-type="float">
            <text:p>1,4895601905993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180*PI()" office:value-type="float" office:value="0.453785605518526" calcext:value-type="float">
            <text:p>0,453785605518526</text:p>
          </table:table-cell>
          <table:table-cell table:formula="of:=90-[.A28]" office:value-type="float" office:value="64" calcext:value-type="float">
            <text:p>64</text:p>
          </table:table-cell>
          <table:table-cell table:formula="of:=1.6/COS([.B28])+TAN([.B28])" office:value-type="float" office:value="2.26789569332616" calcext:value-type="float">
            <text:p>2,26789569332616</text:p>
          </table:table-cell>
          <table:table-cell table:formula="of:=0.8/SIN([.B28])+0.5" office:value-type="float" office:value="2.32493762616389" calcext:value-type="float">
            <text:p>2,32493762616389</text:p>
          </table:table-cell>
          <table:table-cell table:formula="of:=[.H$2]/SIN(PI()/2-[.B28])" office:value-type="float" office:value="1.50201261964151" calcext:value-type="float">
            <text:p>1,5020126196415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180*PI()" office:value-type="float" office:value="0.471238898038469" calcext:value-type="float">
            <text:p>0,471238898038469</text:p>
          </table:table-cell>
          <table:table-cell table:formula="of:=90-[.A29]" office:value-type="float" office:value="63" calcext:value-type="float">
            <text:p>63</text:p>
          </table:table-cell>
          <table:table-cell table:formula="of:=1.6/COS([.B29])+TAN([.B29])" office:value-type="float" office:value="2.30524742970941" calcext:value-type="float">
            <text:p>2,30524742970941</text:p>
          </table:table-cell>
          <table:table-cell table:formula="of:=0.8/SIN([.B29])+0.5" office:value-type="float" office:value="2.26215141166821" calcext:value-type="float">
            <text:p>2,26215141166821</text:p>
          </table:table-cell>
          <table:table-cell table:formula="of:=[.H$2]/SIN(PI()/2-[.B29])" office:value-type="float" office:value="1.51514042080639" calcext:value-type="float">
            <text:p>1,5151404208063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180*PI()" office:value-type="float" office:value="0.488692190558412" calcext:value-type="float">
            <text:p>0,488692190558412</text:p>
          </table:table-cell>
          <table:table-cell table:formula="of:=90-[.A30]" office:value-type="float" office:value="62" calcext:value-type="float">
            <text:p>62</text:p>
          </table:table-cell>
          <table:table-cell table:formula="of:=1.6/COS([.B30])+TAN([.B30])" office:value-type="float" office:value="2.34382151276394" calcext:value-type="float">
            <text:p>2,34382151276394</text:p>
          </table:table-cell>
          <table:table-cell table:formula="of:=0.8/SIN([.B30])+0.5" office:value-type="float" office:value="2.20404357455161" calcext:value-type="float">
            <text:p>2,20404357455161</text:p>
          </table:table-cell>
          <table:table-cell table:formula="of:=[.H$2]/SIN(PI()/2-[.B30])" office:value-type="float" office:value="1.5289695684302" calcext:value-type="float">
            <text:p>1,528969568430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180*PI()" office:value-type="float" office:value="0.506145483078356" calcext:value-type="float">
            <text:p>0,506145483078356</text:p>
          </table:table-cell>
          <table:table-cell table:formula="of:=90-[.A31]" office:value-type="float" office:value="61" calcext:value-type="float">
            <text:p>61</text:p>
          </table:table-cell>
          <table:table-cell table:formula="of:=1.6/COS([.B31])+TAN([.B31])" office:value-type="float" office:value="2.38367556005008" calcext:value-type="float">
            <text:p>2,38367556005008</text:p>
          </table:table-cell>
          <table:table-cell table:formula="of:=0.8/SIN([.B31])+0.5" office:value-type="float" office:value="2.15013227170185" calcext:value-type="float">
            <text:p>2,15013227170185</text:p>
          </table:table-cell>
          <table:table-cell table:formula="of:=[.H$2]/SIN(PI()/2-[.B31])" office:value-type="float" office:value="1.54352799162898" calcext:value-type="float">
            <text:p>1,5435279916289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180*PI()" office:value-type="float" office:value="0.523598775598299" calcext:value-type="float">
            <text:p>0,523598775598299</text:p>
          </table:table-cell>
          <table:table-cell table:formula="of:=90-[.A32]" office:value-type="float" office:value="60" calcext:value-type="float">
            <text:p>60</text:p>
          </table:table-cell>
          <table:table-cell table:formula="of:=1.6/COS([.B32])+TAN([.B32])" office:value-type="float" office:value="2.42487113059643" calcext:value-type="float">
            <text:p>2,42487113059643</text:p>
          </table:table-cell>
          <table:table-cell table:formula="of:=0.8/SIN([.B32])+0.5" office:value-type="float" office:value="2.1" calcext:value-type="float">
            <text:p>2,1</text:p>
          </table:table-cell>
          <table:table-cell table:formula="of:=[.H$2]/SIN(PI()/2-[.B32])" office:value-type="float" office:value="1.55884572681199" calcext:value-type="float">
            <text:p>1,5588457268119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180*PI()" office:value-type="float" office:value="0.541052068118242" calcext:value-type="float">
            <text:p>0,541052068118242</text:p>
          </table:table-cell>
          <table:table-cell table:formula="of:=90-[.A33]" office:value-type="float" office:value="59" calcext:value-type="float">
            <text:p>59</text:p>
          </table:table-cell>
          <table:table-cell table:formula="of:=1.6/COS([.B33])+TAN([.B33])" office:value-type="float" office:value="2.46747405457209" calcext:value-type="float">
            <text:p>2,46747405457209</text:p>
          </table:table-cell>
          <table:table-cell table:formula="of:=0.8/SIN([.B33])+0.5" office:value-type="float" office:value="2.05328322112829" calcext:value-type="float">
            <text:p>2,05328322112829</text:p>
          </table:table-cell>
          <table:table-cell table:formula="of:=[.H$2]/SIN(PI()/2-[.B33])" office:value-type="float" office:value="1.5749550862407" calcext:value-type="float">
            <text:p>1,574955086240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180*PI()" office:value-type="float" office:value="0.558505360638185" calcext:value-type="float">
            <text:p>0,558505360638185</text:p>
          </table:table-cell>
          <table:table-cell table:formula="of:=90-[.A34]" office:value-type="float" office:value="58" calcext:value-type="float">
            <text:p>58</text:p>
          </table:table-cell>
          <table:table-cell table:formula="of:=1.6/COS([.B34])+TAN([.B34])" office:value-type="float" office:value="2.51155479728868" calcext:value-type="float">
            <text:p>2,51155479728868</text:p>
          </table:table-cell>
          <table:table-cell table:formula="of:=0.8/SIN([.B34])+0.5" office:value-type="float" office:value="2.00966393183989" calcext:value-type="float">
            <text:p>2,00966393183989</text:p>
          </table:table-cell>
          <table:table-cell table:formula="of:=[.H$2]/SIN(PI()/2-[.B34])" office:value-type="float" office:value="1.59189084453883" calcext:value-type="float">
            <text:p>1,5918908445388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180*PI()" office:value-type="float" office:value="0.575958653158129" calcext:value-type="float">
            <text:p>0,575958653158129</text:p>
          </table:table-cell>
          <table:table-cell table:formula="of:=90-[.A35]" office:value-type="float" office:value="57" calcext:value-type="float">
            <text:p>57</text:p>
          </table:table-cell>
          <table:table-cell table:formula="of:=1.6/COS([.B35])+TAN([.B35])" office:value-type="float" office:value="2.55718886173503" calcext:value-type="float">
            <text:p>2,55718886173503</text:p>
          </table:table-cell>
          <table:table-cell table:formula="of:=0.8/SIN([.B35])+0.5" office:value-type="float" office:value="1.96886276702133" calcext:value-type="float">
            <text:p>1,96886276702133</text:p>
          </table:table-cell>
          <table:table-cell table:formula="of:=[.H$2]/SIN(PI()/2-[.B35])" office:value-type="float" office:value="1.60969044532853" calcext:value-type="float">
            <text:p>1,6096904453285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180*PI()" office:value-type="float" office:value="0.593411945678072" calcext:value-type="float">
            <text:p>0,593411945678072</text:p>
          </table:table-cell>
          <table:table-cell table:formula="of:=90-[.A36]" office:value-type="float" office:value="56" calcext:value-type="float">
            <text:p>56</text:p>
          </table:table-cell>
          <table:table-cell table:formula="of:=1.6/COS([.B36])+TAN([.B36])" office:value-type="float" office:value="2.60445723444868" calcext:value-type="float">
            <text:p>2,60445723444868</text:p>
          </table:table-cell>
          <table:table-cell table:formula="of:=0.8/SIN([.B36])+0.5" office:value-type="float" office:value="1.93063331997712" calcext:value-type="float">
            <text:p>1,93063331997712</text:p>
          </table:table-cell>
          <table:table-cell table:formula="of:=[.H$2]/SIN(PI()/2-[.B36])" office:value-type="float" office:value="1.62839423048027" calcext:value-type="float">
            <text:p>1,6283942304802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180*PI()" office:value-type="float" office:value="0.610865238198015" calcext:value-type="float">
            <text:p>0,610865238198015</text:p>
          </table:table-cell>
          <table:table-cell table:formula="of:=90-[.A37]" office:value-type="float" office:value="55" calcext:value-type="float">
            <text:p>55</text:p>
          </table:table-cell>
          <table:table-cell table:formula="of:=1.6/COS([.B37])+TAN([.B37])" office:value-type="float" office:value="2.65344688022804" calcext:value-type="float">
            <text:p>2,65344688022804</text:p>
          </table:table-cell>
          <table:table-cell table:formula="of:=0.8/SIN([.B37])+0.5" office:value-type="float" office:value="1.89475743649688" calcext:value-type="float">
            <text:p>1,89475743649688</text:p>
          </table:table-cell>
          <table:table-cell table:formula="of:=[.H$2]/SIN(PI()/2-[.B37])" office:value-type="float" office:value="1.64804569482797" calcext:value-type="float">
            <text:p>1,6480456948279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180*PI()" office:value-type="float" office:value="0.628318530717959" calcext:value-type="float">
            <text:p>0,628318530717959</text:p>
          </table:table-cell>
          <table:table-cell table:formula="of:=90-[.A38]" office:value-type="float" office:value="54" calcext:value-type="float">
            <text:p>54</text:p>
          </table:table-cell>
          <table:table-cell table:formula="of:=1.6/COS([.B38])+TAN([.B38])" office:value-type="float" office:value="2.70425129200502" calcext:value-type="float">
            <text:p>2,70425129200502</text:p>
          </table:table-cell>
          <table:table-cell table:formula="of:=0.8/SIN([.B38])+0.5" office:value-type="float" office:value="1.86104129336326" calcext:value-type="float">
            <text:p>1,86104129336326</text:p>
          </table:table-cell>
          <table:table-cell table:formula="of:=[.H$2]/SIN(PI()/2-[.B38])" office:value-type="float" office:value="1.66869176962472" calcext:value-type="float">
            <text:p>1,6686917696247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180*PI()" office:value-type="float" office:value="0.645771823237902" calcext:value-type="float">
            <text:p>0,645771823237902</text:p>
          </table:table-cell>
          <table:table-cell table:formula="of:=90-[.A39]" office:value-type="float" office:value="53" calcext:value-type="float">
            <text:p>53</text:p>
          </table:table-cell>
          <table:table-cell table:formula="of:=1.6/COS([.B39])+TAN([.B39])" office:value-type="float" office:value="2.75697110315276" calcext:value-type="float">
            <text:p>2,75697110315276</text:p>
          </table:table-cell>
          <table:table-cell table:formula="of:=0.8/SIN([.B39])+0.5" office:value-type="float" office:value="1.82931211289799" calcext:value-type="float">
            <text:p>1,82931211289799</text:p>
          </table:table-cell>
          <table:table-cell table:formula="of:=[.H$2]/SIN(PI()/2-[.B39])" office:value-type="float" office:value="1.6903831385109" calcext:value-type="float">
            <text:p>1,6903831385109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180*PI()" office:value-type="float" office:value="0.663225115757845" calcext:value-type="float">
            <text:p>0,663225115757845</text:p>
          </table:table-cell>
          <table:table-cell table:formula="of:=90-[.A40]" office:value-type="float" office:value="52" calcext:value-type="float">
            <text:p>52</text:p>
          </table:table-cell>
          <table:table-cell table:formula="of:=1.6/COS([.B40])+TAN([.B40])" office:value-type="float" office:value="2.81171477062284" calcext:value-type="float">
            <text:p>2,81171477062284</text:p>
          </table:table-cell>
          <table:table-cell table:formula="of:=0.8/SIN([.B40])+0.5" office:value-type="float" office:value="1.7994153963862" calcext:value-type="float">
            <text:p>1,7994153963862</text:p>
          </table:table-cell>
          <table:table-cell table:formula="of:=[.H$2]/SIN(PI()/2-[.B40])" office:value-type="float" office:value="1.71317459034798" calcext:value-type="float">
            <text:p>1,7131745903479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180*PI()" office:value-type="float" office:value="0.680678408277789" calcext:value-type="float">
            <text:p>0,680678408277789</text:p>
          </table:table-cell>
          <table:table-cell table:formula="of:=90-[.A41]" office:value-type="float" office:value="51" calcext:value-type="float">
            <text:p>51</text:p>
          </table:table-cell>
          <table:table-cell table:formula="of:=1.6/COS([.B41])+TAN([.B41])" office:value-type="float" office:value="2.86859933862407" calcext:value-type="float">
            <text:p>2,86859933862407</text:p>
          </table:table-cell>
          <table:table-cell table:formula="of:=0.8/SIN([.B41])+0.5" office:value-type="float" office:value="1.7712125832526" calcext:value-type="float">
            <text:p>1,7712125832526</text:p>
          </table:table-cell>
          <table:table-cell table:formula="of:=[.H$2]/SIN(PI()/2-[.B41])" office:value-type="float" office:value="1.73712541395578" calcext:value-type="float">
            <text:p>1,7371254139557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180*PI()" office:value-type="float" office:value="0.698131700797732" calcext:value-type="float">
            <text:p>0,698131700797732</text:p>
          </table:table-cell>
          <table:table-cell table:formula="of:=90-[.A42]" office:value-type="float" office:value="50" calcext:value-type="float">
            <text:p>50</text:p>
          </table:table-cell>
          <table:table-cell table:formula="of:=1.6/COS([.B42])+TAN([.B42])" office:value-type="float" office:value="2.92775129410893" calcext:value-type="float">
            <text:p>2,92775129410893</text:p>
          </table:table-cell>
          <table:table-cell table:formula="of:=0.8/SIN([.B42])+0.5" office:value-type="float" office:value="1.74457906148833" calcext:value-type="float">
            <text:p>1,74457906148833</text:p>
          </table:table-cell>
          <table:table-cell table:formula="of:=[.H$2]/SIN(PI()/2-[.B42])" office:value-type="float" office:value="1.76229984059858" calcext:value-type="float">
            <text:p>1,7622998405985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180*PI()" office:value-type="float" office:value="0.715584993317675" calcext:value-type="float">
            <text:p>0,715584993317675</text:p>
          </table:table-cell>
          <table:table-cell table:formula="of:=90-[.A43]" office:value-type="float" office:value="49" calcext:value-type="float">
            <text:p>49</text:p>
          </table:table-cell>
          <table:table-cell table:formula="of:=1.6/COS([.B43])+TAN([.B43])" office:value-type="float" office:value="2.98930752717432" calcext:value-type="float">
            <text:p>2,98930752717432</text:p>
          </table:table-cell>
          <table:table-cell table:formula="of:=0.8/SIN([.B43])+0.5" office:value-type="float" office:value="1.71940246936465" calcext:value-type="float">
            <text:p>1,71940246936465</text:p>
          </table:table-cell>
          <table:table-cell table:formula="of:=[.H$2]/SIN(PI()/2-[.B43])" office:value-type="float" office:value="1.7887675410209" calcext:value-type="float">
            <text:p>1,788767541020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180*PI()" office:value-type="float" office:value="0.733038285837618" calcext:value-type="float">
            <text:p>0,733038285837618</text:p>
          </table:table-cell>
          <table:table-cell table:formula="of:=90-[.A44]" office:value-type="float" office:value="48" calcext:value-type="float">
            <text:p>48</text:p>
          </table:table-cell>
          <table:table-cell table:formula="of:=1.6/COS([.B44])+TAN([.B44])" office:value-type="float" office:value="3.05341641166804" calcext:value-type="float">
            <text:p>3,05341641166804</text:p>
          </table:table-cell>
          <table:table-cell table:formula="of:=0.8/SIN([.B44])+0.5" office:value-type="float" office:value="1.69558123989169" calcext:value-type="float">
            <text:p>1,69558123989169</text:p>
          </table:table-cell>
          <table:table-cell table:formula="of:=[.H$2]/SIN(PI()/2-[.B44])" office:value-type="float" office:value="1.81660418496861" calcext:value-type="float">
            <text:p>1,81660418496861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180*PI()" office:value-type="float" office:value="0.750491578357562" calcext:value-type="float">
            <text:p>0,750491578357562</text:p>
          </table:table-cell>
          <table:table-cell table:formula="of:=90-[.A45]" office:value-type="float" office:value="47" calcext:value-type="float">
            <text:p>47</text:p>
          </table:table-cell>
          <table:table-cell table:formula="of:=1.6/COS([.B45])+TAN([.B45])" office:value-type="float" office:value="3.12023902389541" calcext:value-type="float">
            <text:p>3,12023902389541</text:p>
          </table:table-cell>
          <table:table-cell table:formula="of:=0.8/SIN([.B45])+0.5" office:value-type="float" office:value="1.6730233485117" calcext:value-type="float">
            <text:p>1,6730233485117</text:p>
          </table:table-cell>
          <table:table-cell table:formula="of:=[.H$2]/SIN(PI()/2-[.B45])" office:value-type="float" office:value="1.8458920724831" calcext:value-type="float">
            <text:p>1,845892072483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180*PI()" office:value-type="float" office:value="0.767944870877505" calcext:value-type="float">
            <text:p>0,767944870877505</text:p>
          </table:table-cell>
          <table:table-cell table:formula="of:=90-[.A46]" office:value-type="float" office:value="46" calcext:value-type="float">
            <text:p>46</text:p>
          </table:table-cell>
          <table:table-cell table:formula="of:=1.6/COS([.B46])+TAN([.B46])" office:value-type="float" office:value="3.18995052043376" calcext:value-type="float">
            <text:p>3,18995052043376</text:p>
          </table:table-cell>
          <table:table-cell table:formula="of:=0.8/SIN([.B46])+0.5" office:value-type="float" office:value="1.65164523170058" calcext:value-type="float">
            <text:p>1,65164523170058</text:p>
          </table:table-cell>
          <table:table-cell table:formula="of:=[.H$2]/SIN(PI()/2-[.B46])" office:value-type="float" office:value="1.87672084787252" calcext:value-type="float">
            <text:p>1,8767208478725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180*PI()" office:value-type="float" office:value="0.785398163397448" calcext:value-type="float">
            <text:p>0,785398163397448</text:p>
          </table:table-cell>
          <table:table-cell table:formula="of:=90-[.A47]" office:value-type="float" office:value="45" calcext:value-type="float">
            <text:p>45</text:p>
          </table:table-cell>
          <table:table-cell table:formula="of:=1.6/COS([.B47])+TAN([.B47])" office:value-type="float" office:value="3.26274169979695" calcext:value-type="float">
            <text:p>3,26274169979695</text:p>
          </table:table-cell>
          <table:table-cell table:formula="of:=0.8/SIN([.B47])+0.5" office:value-type="float" office:value="1.63137084989848" calcext:value-type="float">
            <text:p>1,63137084989848</text:p>
          </table:table-cell>
          <table:table-cell table:formula="of:=[.H$2]/SIN(PI()/2-[.B47])" office:value-type="float" office:value="1.90918830920368" calcext:value-type="float">
            <text:p>1,909188309203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1:05:12.831597065</meta:creation-date>
    <dc:date>2017-03-02T11:36:21.002737828</dc:date>
    <meta:editing-duration>PT26S</meta:editing-duration>
    <meta:editing-cycles>1</meta:editing-cycles>
    <meta:document-statistic meta:table-count="1" meta:cell-count="284" meta:object-count="1"/>
    <meta:generator>LibreOffice/5.2.5.1$Linux_X86_64 LibreOffice_project/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31cm" svg:height="10.414cm" xlink:href=".." xlink:type="simple" chart:class="chart:scatter" chart:style-name="ch1">
        <chart:legend chart:legend-position="end" svg:x="18.168cm" svg:y="4.908cm" style:legend-expansion="high" chart:style-name="ch2"/>
        <chart:plot-area chart:style-name="ch3" table:cell-range-address="Sheet1.A2:Sheet1.A47 Sheet1.D2:Sheet1.D47" svg:x="0.408cm" svg:y="0.208cm" svg:width="17.352cm" svg:height="9.998cm">
          <chartooo:coordinate-region svg:x="1.135cm" svg:y="0.407cm" svg:width="16.438cm" svg:height="9.1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7" chart:class="chart:scatter">
            <chart:domain table:cell-range-address="Sheet1.A2:Sheet1.A47"/>
            <chart:data-point chart:repeated="29"/>
            <chart:data-point chart:style-name="ch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47</svg:desc>
                </draw:g>
              </table:table-cell>
              <table:table-cell office:value-type="float" office:value="1.6">
                <text:p>1.6</text:p>
                <draw:g>
                  <svg:desc>Sheet1.D2:Sheet1.D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1769878979847">
                <text:p>1.61769878979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63589604036986">
                <text:p>1.63589604036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65460353287972">
                <text:p>1.65460353287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67383384887339">
                <text:p>1.67383384887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69360040359528">
                <text:p>1.69360040359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7139174825673">
                <text:p>1.7139174825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73480028163706">
                <text:p>1.73480028163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75626495073218">
                <text:p>1.75626495073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77832864158534">
                <text:p>1.778328641585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80100955972566">
                <text:p>1.80100955972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82432702106606">
                <text:p>1.82432702106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84830151345407">
                <text:p>1.84830151345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87295476359499">
                <text:p>1.87295476359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89830980980302">
                <text:p>1.898309809803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92439108108726">
                <text:p>1.924391081087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95122448313737">
                <text:p>1.951224483137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9788374918381">
                <text:p>1.9788374918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.00725925501413">
                <text:p>2.00725925501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03652070318834">
                <text:p>2.03652070318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.06665467022766">
                <text:p>2.066654670227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.09769602485466">
                <text:p>2.097696024854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.12968181411929">
                <text:p>2.12968181411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.16265142005808">
                <text:p>2.162651420058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.19664673091821">
                <text:p>2.196646730918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.23171232849499">
                <text:p>2.23171232849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26789569332616">
                <text:p>2.267895693326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.30524742970941">
                <text:p>2.30524742970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.34382151276394">
                <text:p>2.34382151276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.38367556005008">
                <text:p>2.38367556005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.42487113059643">
                <text:p>2.424871130596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.46747405457209">
                <text:p>2.467474054572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51155479728868">
                <text:p>2.511554797288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.55718886173503">
                <text:p>2.557188861735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60445723444868">
                <text:p>2.604457234448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.65344688022804">
                <text:p>2.65344688022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.70425129200502">
                <text:p>2.704251292005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.75697110315276">
                <text:p>2.756971103152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81171477062284">
                <text:p>2.811714770622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.86859933862407">
                <text:p>2.868599338624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92775129410893">
                <text:p>2.927751294108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98930752717432">
                <text:p>2.989307527174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05341641166804">
                <text:p>3.05341641166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12023902389541">
                <text:p>3.12023902389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18995052043376">
                <text:p>3.189950520433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.26274169979695">
                <text:p>3.26274169979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